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0.382cm" fo:min-width="0.332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382cm" fo:min-width="1.832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3.576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75cm" fo:min-width="9.5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25cm" fo:min-width="9.5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95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198cm" fo:min-width="9.4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25cm" fo:min-width="9.5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.95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3.021cm"/>
    </style:style>
    <style:style style:name="gr14" style:family="graphic" style:parent-style-name="standard">
      <style:graphic-properties draw:stroke="none" svg:stroke-color="#000000" draw:fill="none" draw:fill-color="#ffffff" fo:min-height="2.134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172cm" fo:min-width="0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2.55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5cm" fo:margin-bottom="0.5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0.7cm" svg:x="8cm" svg:y="4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4cm" svg:height="0.7cm" svg:x="9.402cm" svg:y="4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4cm" svg:height="0.7cm" svg:x="2.301cm" svg:y="4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4cm" svg:height="0.7cm" svg:x="5.1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9cm" svg:height="3.826cm" svg:x="2.1cm" svg:y="3.3cm">
          <draw:text-box>
            <text:p text:style-name="P2"><text:span text:style-name="T1">FROGS « synthetic data »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4" draw:text-style-name="P5" draw:layer="layout" svg:width="2.7cm" svg:height="1.199cm" svg:x="2.3cm" svg:y="4.7cm">
          <draw:text-box>
            <text:p text:style-name="P4"><text:span text:style-name="T3">Sample01</text:span></text:p>
          </draw:text-box>
        </draw:frame>
        <draw:frame draw:style-name="gr4" draw:text-style-name="P5" draw:layer="layout" svg:width="2.7cm" svg:height="1.199cm" svg:x="5.1cm" svg:y="4.701cm">
          <draw:text-box>
            <text:p text:style-name="P4"><text:span text:style-name="T3">Sample02</text:span></text:p>
          </draw:text-box>
        </draw:frame>
        <draw:frame draw:style-name="gr4" draw:text-style-name="P5" draw:layer="layout" svg:width="2.7cm" svg:height="1.199cm" svg:x="8cm" svg:y="4.702cm">
          <draw:text-box>
            <text:p text:style-name="P4"><text:span text:style-name="T3">…</text:span></text:p>
          </draw:text-box>
        </draw:frame>
        <draw:frame draw:style-name="gr4" draw:text-style-name="P5" draw:layer="layout" svg:width="2.7cm" svg:height="1.199cm" svg:x="9.4cm" svg:y="4.703cm">
          <draw:text-box>
            <text:p text:style-name="P4"><text:span text:style-name="T3">Sample10</text:span></text:p>
          </draw:text-box>
        </draw:frame>
        <draw:custom-shape draw:style-name="gr5" draw:text-style-name="P6" draw:layer="layout" svg:width="10cm" svg:height="4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0cm" svg:height="3.5cm" svg:x="2cm" svg:y="7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0cm" svg:height="2.2cm" svg:x="2.1cm" svg:y="8.8cm">
          <draw:text-box>
            <text:p text:style-name="P7"><text:span text:style-name="T2">1. </text:span><text:span text:style-name="T2">Delete </text:span><text:span text:style-name="T2">chimera</text:span><text:span text:style-name="T2">s</text:span></text:p>
            <text:p text:style-name="P7"><text:span text:style-name="T2">2. </text:span><text:span text:style-name="T2">Derepli</text:span><text:span text:style-name="T2">cation</text:span></text:p>
          </draw:text-box>
        </draw:frame>
        <draw:custom-shape draw:style-name="gr8" draw:text-style-name="P6" draw:layer="layout" svg:width="10cm" svg:height="4.5cm" svg:x="2cm" svg:y="12.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9.9cm" svg:height="1.3cm" svg:x="2cm" svg:y="2.1cm">
          <draw:text-box>
            <text:p text:style-name="P9"><text:span text:style-name="T4">Data</text:span></text:p>
          </draw:text-box>
        </draw:frame>
        <draw:frame draw:style-name="gr10" draw:text-style-name="P12" draw:layer="layout" svg:width="10cm" svg:height="1.1cm" svg:x="2cm" svg:y="7.6cm">
          <draw:text-box>
            <text:p text:style-name="P11"><text:span text:style-name="T5">Prepro</text:span><text:span text:style-name="T5">cessin</text:span><text:span text:style-name="T5">g</text:span></text:p>
          </draw:text-box>
        </draw:frame>
        <draw:frame draw:style-name="gr10" draw:text-style-name="P12" draw:layer="layout" svg:width="10cm" svg:height="1.1cm" svg:x="2cm" svg:y="12.6cm">
          <draw:text-box>
            <text:p text:style-name="P11"><text:span text:style-name="T5">S</text:span><text:span text:style-name="T5">C</text:span><text:span text:style-name="T5">L</text:span><text:span text:style-name="T5">U</text:span><text:span text:style-name="T5">S</text:span><text:span text:style-name="T5">T</text:span><text:span text:style-name="T5">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text:span text:style-name="T5">i</text:span><text:span text:style-name="T5">n</text:span><text:span text:style-name="T5">g</text:span></text:p>
          </draw:text-box>
        </draw:frame>
        <draw:frame draw:style-name="gr7" draw:text-style-name="P8" draw:layer="layout" svg:width="10cm" svg:height="2.771cm" svg:x="2cm" svg:y="13.8cm">
          <draw:text-box>
            <text:p text:style-name="P13"><text:span text:style-name="T2">Threshold : 95 → 99</text:span></text:p>
            <text:p text:style-name="P13"><text:span text:style-name="T2">Weak threshold : 93 → 97 (threshold – 2)</text:span></text:p>
            <text:p text:style-name="P13"><text:span text:style-name="T2">Quality : 0 → 1</text:span></text:p>
            <text:p text:style-name="P13"><text:span text:style-name="T2">Mode : Default/Accurate</text:span></text:p>
          </draw:text-box>
        </draw:frame>
        <draw:custom-shape draw:style-name="gr11" draw:text-style-name="P6" draw:layer="layout" svg:width="10cm" svg:height="4.5cm" svg:x="2cm" svg:y="18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0cm" svg:height="1.1cm" svg:x="2cm" svg:y="18.6cm">
          <draw:text-box>
            <text:p text:style-name="P11"><text:span text:style-name="T5">Evalua</text:span><text:span text:style-name="T5">tion</text:span></text:p>
          </draw:text-box>
        </draw:frame>
        <draw:frame draw:style-name="gr12" draw:text-style-name="P14" draw:layer="layout" svg:width="9.7cm" svg:height="2.2cm" svg:x="2cm" svg:y="19.8cm">
          <draw:text-box>
            <text:p text:style-name="P13"><text:span text:style-name="T2"/></text:p>
            <text:p text:style-name="P13"><text:span text:style-name="T2"/></text:p>
            <text:p text:style-name="P13"><text:span text:style-name="T2"/></text:p>
          </draw:text-box>
        </draw:frame>
        <draw:frame draw:style-name="gr13" draw:text-style-name="P16" draw:layer="layout" svg:width="7.6cm" svg:height="3.271cm" svg:x="2.3cm" svg:y="20.1cm">
          <draw:text-box>
            <text:p text:style-name="P15"><text:span text:style-name="T2">Recall </text:span></text:p>
            <text:p text:style-name="P15"><text:span text:style-name="T2">Precision</text:span></text:p>
            <text:p text:style-name="P15"><text:span text:style-name="T6">Singleto</text:span><text:span text:style-name="T6">ns </text:span><text:span text:style-name="T6">percenta</text:span><text:span text:style-name="T6">ge</text:span></text:p>
          </draw:text-box>
        </draw:frame>
        <draw:frame draw:style-name="gr14" draw:text-style-name="P18" draw:layer="layout" svg:width="7.1cm" svg:height="2.384cm" svg:x="5.5cm" svg:y="20.5cm">
          <draw:text-box>
            <text:p text:style-name="P17"><text:span text:style-name="T6">Adjusted Rand Index</text:span></text:p>
          </draw:text-box>
        </draw:frame>
        <draw:custom-shape draw:style-name="gr15" draw:text-style-name="P6" draw:layer="layout" svg:width="0.5cm" svg:height="1.5cm" svg:x="4.8cm" svg:y="2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" draw:text-style-name="P6" draw:layer="layout" svg:x1="7cm" svg:y1="6cm" svg:x2="7cm" svg:y2="7.5cm">
          <text:p/>
        </draw:line>
        <draw:line draw:style-name="gr16" draw:text-style-name="P6" draw:layer="layout" svg:x1="7cm" svg:y1="11cm" svg:x2="7cm" svg:y2="12.5cm">
          <text:p/>
        </draw:line>
        <draw:line draw:style-name="gr16" draw:text-style-name="P6" draw:layer="layout" svg:x1="7cm" svg:y1="17cm" svg:x2="7cm" svg:y2="18.5cm">
          <text:p/>
        </draw:line>
        <draw:frame draw:style-name="gr17" draw:text-style-name="P5" draw:layer="layout" svg:width="7.9cm" svg:height="3.195cm" svg:x="12.3cm" svg:y="2.3cm">
          <draw:text-box>
            <text:list text:style-name="L1">
              <text:list-item>
                <text:p text:style-name="P19"><text:span text:style-name="T3">Sequen</text:span><text:span text:style-name="T3">cing </text:span><text:span text:style-name="T3">simulati</text:span><text:span text:style-name="T3">on from </text:span><text:span text:style-name="T3">real 16S </text:span><text:span text:style-name="T3">rRNA </text:span><text:span text:style-name="T3">sequen</text:span><text:span text:style-name="T3">ces </text:span><text:span text:style-name="T3">(SILVA </text:span><text:span text:style-name="T3">databas</text:span><text:span text:style-name="T3">e)</text:span></text:p>
              </text:list-item>
              <text:list-item>
                <text:p text:style-name="P19"><text:span text:style-name="T3">Simulati</text:span><text:span text:style-name="T3">on with </text:span><text:span text:style-name="T3">1000 </text:span><text:span text:style-name="T3">species </text:span><text:span text:style-name="T3">and </text:span><text:span text:style-name="T3">powerla</text:span><text:span text:style-name="T3">w </text:span><text:span text:style-name="T3">distributi</text:span><text:span text:style-name="T3">on, </text:span><text:span text:style-name="T3">100k </text:span><text:span text:style-name="T3">reads </text:span><text:span text:style-name="T3">per </text:span><text:span text:style-name="T3">sample</text:span></text:p>
              </text:list-item>
            </text:list>
          </draw:text-box>
        </draw:frame>
        <draw:frame draw:style-name="gr17" draw:text-style-name="P5" draw:layer="layout" svg:width="7.9cm" svg:height="2.8cm" svg:x="12.3cm" svg:y="8.301cm">
          <draw:text-box>
            <text:list text:style-name="L1">
              <text:list-item>
                <text:p text:style-name="P19"><text:span text:style-name="T3">In </text:span><text:span text:style-name="T3">mean, </text:span><text:span text:style-name="T3">80k </text:span><text:span text:style-name="T3">reads </text:span><text:span text:style-name="T3">after </text:span><text:span text:style-name="T3">chimera</text:span><text:span text:style-name="T3">s </text:span><text:span text:style-name="T3">removal </text:span><text:span text:style-name="T3">and 24k </text:span><text:span text:style-name="T3">reads </text:span><text:span text:style-name="T3">after </text:span><text:span text:style-name="T3">dereplic</text:span><text:span text:style-name="T3">ation 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0:08:47.844418368</meta:creation-date>
    <dc:date>2019-02-08T11:53:40.095283468</dc:date>
    <meta:editing-duration>PT50M35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